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00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ff" style:font-name="Arial" fo:font-size="11pt" fo:language="en" fo:country="US" style:font-size-asian="11pt" style:font-size-complex="11pt"/>
    </style:style>
    <style:style style:name="P6" style:family="paragraph" style:parent-style-name="Standard">
      <style:text-properties fo:color="#008000" style:font-name="Arial" fo:font-size="11pt" fo:language="en" fo:country="US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use-window-font-color="true" style:font-name="Arial" fo:font-size="11pt" fo:language="en" fo:country="US" style:font-size-asian="11pt" style:font-size-complex="11pt"/>
    </style:style>
    <style:style style:name="P8" style:family="paragraph" style:parent-style-name="Table_20_Contents"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P10" style:family="paragraph" style:parent-style-name="Table_20_Contents">
      <style:text-properties style:font-name="Arial"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2323dc" fo:language="en" fo:country="US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l" fo:country="G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4">Template with two tables and user fields</text:p>
        <text:p text:style-name="P1"/>
        <text:p text:style-name="P2">This document is used to test table related functionality.</text:p>
        <text:p text:style-name="P2"/>
        <table:table table:name="Table1" table:style-name="Table1">
          <table:table-column table:style-name="Table1.A" table:number-columns-repeated="3"/>
          <table:table-column table:style-name="Table1.D"/>
          <table:table-row>
            <table:table-cell table:style-name="Table1.A1" office:value-type="string">
              <text:p text:style-name="P11">Column1</text:p>
            </table:table-cell>
            <table:table-cell table:style-name="Table1.A1" office:value-type="string">
              <text:p text:style-name="P11">Column2</text:p>
            </table:table-cell>
            <table:table-cell table:style-name="Table1.A1" office:value-type="string">
              <text:p text:style-name="P11">Column3</text:p>
            </table:table-cell>
            <table:table-cell table:style-name="Table1.D1" office:value-type="string">
              <text:p text:style-name="P11">Column4</text:p>
            </table:table-cell>
          </table:table-row>
          <table:table-row>
            <table:table-cell table:style-name="Table1.A2" office:value-type="string">
              <text:p text:style-name="P9">The contents of column 1 are constant.</text:p>
            </table:table-cell>
            <table:table-cell table:style-name="Table1.A2" office:value-type="string">
              <text:p text:style-name="P8"><text:span text:style-name="T1">The second column contains the first field: </text:span><text:user-field-get text:name="field1">valueOfField1</text:user-field-get></text:p>
            </table:table-cell>
            <table:table-cell table:style-name="Table1.A2" office:value-type="string">
              <text:p text:style-name="P8"><text:user-field-get text:name="field2">valueOfField2</text:user-field-get></text:p>
            </table:table-cell>
            <table:table-cell table:style-name="Table1.D2" office:value-type="string">
              <text:p text:style-name="P8"/>
            </table:table-cell>
          </table:table-row>
        </table:table>
        <text:p text:style-name="P2"/>
        <text:p text:style-name="P2">The fields are presented also otside the table:</text:p>
        <text:p text:style-name="P3"><text:span text:style-name="T1">The name of user field #1 is </text:span><text:span text:style-name="T2">field1</text:span><text:span text:style-name="T1"> and its value is </text:span><text:span text:style-name="T4"><text:user-field-get text:name="field1">valueOfField1</text:user-field-get></text:span><text:span text:style-name="T1">.</text:span></text:p>
        <text:p text:style-name="P3"><text:span text:style-name="T1">The name of user field #2 is </text:span><text:span text:style-name="T2">field2</text:span><text:span text:style-name="T1"> and its value is </text:span><text:span text:style-name="T4"><text:user-field-get text:name="field2">valueOfField2</text:user-field-get></text:span><text:span text:style-name="T1">.</text:span></text:p>
        <text:p text:style-name="P2">Values of user fields are in blue.</text:p>
        <text:p text:style-name="P2">The first field is displayed one more time: <text:span text:style-name="T5"><text:user-field-get text:name="field1">valueOfField1</text:user-field-get></text:span></text:p>
        <text:p text:style-name="P5"/>
        <text:p text:style-name="P6">The same fields are displayed one more time, with a new style (green and intalics) in the same paragraph, <text:s/>presenting <text:user-field-get text:name="field1">valueOfField1</text:user-field-get> and then <text:user-field-get text:name="field2">valueOfField2</text:user-field-get>. These are two fields in the same paragraph with the same style.</text:p>
        <text:p text:style-name="P5"/>
        <text:p text:style-name="P7">A second table exists in the document. The name of the second table is <text:span text:style-name="T6">Tabel2</text:span>.</text:p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10">Column1</text:p>
            </table:table-cell>
            <table:table-cell table:style-name="Table2.A1" office:value-type="string">
              <text:p text:style-name="P10">Column2</text:p>
            </table:table-cell>
            <table:table-cell table:style-name="Table2.C1" office:value-type="string">
              <text:p text:style-name="P10">Column3</text:p>
            </table:table-cell>
          </table:table-row>
          <table:table-row>
            <table:table-cell table:style-name="Table2.A2" office:value-type="string">
              <text:p text:style-name="P9">row1</text:p>
            </table:table-cell>
            <table:table-cell table:style-name="Table2.A2" office:value-type="string">
              <text:p text:style-name="P8"/>
            </table:table-cell>
            <table:table-cell table:style-name="Table2.C2" office:value-type="string">
              <text:p text:style-name="P8"/>
            </table:table-cell>
          </table:table-row>
          <table:table-row>
            <table:table-cell table:style-name="Table2.A2" office:value-type="string">
              <text:p text:style-name="P9">row2</text:p>
            </table:table-cell>
            <table:table-cell table:style-name="Table2.A2" office:value-type="string">
              <text:p text:style-name="P8"/>
            </table:table-cell>
            <table:table-cell table:style-name="Table2.C2" office:value-type="string">
              <text:p text:style-name="P8"/>
            </table:table-cell>
          </table:table-row>
          <table:table-row>
            <table:table-cell table:style-name="Table2.A2" office:value-type="string">
              <text:p text:style-name="P9">row3</text:p>
            </table:table-cell>
            <table:table-cell table:style-name="Table2.A2" office:value-type="string">
              <text:p text:style-name="P8"/>
            </table:table-cell>
            <table:table-cell table:style-name="Table2.C2" office:value-type="string">
              <text:p text:style-name="P8"/>
            </table:table-cell>
          </table:table-row>
        </table:table>
        <text:p text:style-name="P7"/>
        <text:p text:style-name="P5"/>
        <text:p text:style-name="P3"><text:span text:style-name="T1">The whole document is inside a section with the name </text:span><text:span text:style-name="T3">Section1</text:span><text:span text:style-name="T1">.</text:span></text:p>
      </text:section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1:50:03.97</dc:date>
    <dc:creator>Spyros Nakos</dc:creator>
    <meta:editing-duration>PT01H41M07S</meta:editing-duration>
    <meta:editing-cycles>10</meta:editing-cycles>
    <meta:generator>OpenOffice.org/3.2$Win32 OpenOffice.org_project/320m18$Build-9502</meta:generator>
    <meta:document-statistic meta:table-count="2" meta:image-count="0" meta:object-count="0" meta:page-count="1" meta:paragraph-count="23" meta:word-count="154" meta:character-count="898"/>
  </office:meta>
</office:document-meta>
</file>